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11d7b05" style:font-name-asian="Arial1"/>
    </style:style>
    <style:style style:name="T15" style:family="text">
      <style:text-properties officeooo:rsid="4c43b58b"/>
    </style:style>
    <style:style style:name="T16" style:family="text">
      <style:text-properties fo:color="#333333"/>
    </style:style>
    <style:style style:name="T17" style:family="text">
      <style:text-properties fo:color="#333333" officeooo:rsid="4c43b58b"/>
    </style:style>
    <style:style style:name="T18" style:family="text">
      <style:text-properties officeooo:rsid="40a74c4d"/>
    </style:style>
    <style:style style:name="T19" style:family="text">
      <style:text-properties officeooo:rsid="40bcd1a9"/>
    </style:style>
    <style:style style:name="T20" style:family="text">
      <style:text-properties officeooo:rsid="40cd9392"/>
    </style:style>
    <style:style style:name="T21" style:family="text">
      <style:text-properties officeooo:rsid="411761bc"/>
    </style:style>
    <style:style style:name="T22" style:family="text">
      <style:text-properties officeooo:rsid="411d7b05"/>
    </style:style>
    <style:style style:name="T23" style:family="text">
      <style:text-properties officeooo:rsid="4146d76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6270012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18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8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11">x</text:span><text:span text:style-name="T20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6">、理性 記錄、</text:span>描述<text:span text:style-name="T16">、思考 事實</text:span>。</text:p>
                  <text:list>
                    <text:list-item>
                      <text:p text:style-name="P16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6">所有的</text:span>超自然現象<text:span text:style-name="T16">必定</text:span>有<text:span text:style-name="T16">某個</text:span>自然的原因，只是當事人知識<text:span text:style-name="T16">水平不足、</text:span>水準不足，無法解釋而已<text:span text:style-name="T16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6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6">現象其實</text:span>是對神的褻瀆，<text:span text:style-name="T16">因為自然界的物理法則，本來就是神創造的，神幹嘛又做一件事來違反自己創造的法則，這不是一個很自相矛盾的上帝嗎？</text:span>奇蹟的存在其實證明了上帝的侷限<text:span text:style-name="T16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7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8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明顯例子。</text:p>
                      <text:list>
                        <text:list-item>
                          <text:p text:style-name="P33">假定，某一特定照片 顯示，某一特定個體、某一特定手機。</text:p>
                        </text:list-item>
                        <text:list-item>
                          <text:p text:style-name="P33">假定，該照片 顯示，該個體的 手 觸碰到，該手機的 手機螢幕。</text:p>
                        </text:list-item>
                        <text:list-item>
                          <text:p text:style-name="P33">假定，該照片 顯示，手機螢幕的 畫面顯示 是 手機遊戲的 畫面。</text:p>
                        </text:list-item>
                        <text:list-item>
                          <text:p text:style-name="P33">其他個體 有機率認定，該個體 在 浪費時間 玩遊戲。</text:p>
                        </text:list-item>
                        <text:list-item>
                          <text:p text:style-name="P33">其他個體 有機率認定，該個體 在 消磨時間 玩遊戲。</text:p>
                        </text:list-item>
                        <text:list-item>
                          <text:p text:style-name="P33">其他個體 有機率認定，該個體 在 訓練腦力 玩遊戲。</text:p>
                        </text:list-item>
                        <text:list-item>
                          <text:p text:style-name="P33">其他個體 有機率認定，該個體 在被 奶嘴樂 玩遊戲。</text:p>
                        </text:list-item>
                        <text:list-item>
                          <text:p text:style-name="P33">客觀、理性 是，描述 畫面、感測。</text:p>
                          <text:list>
                            <text:list-item>
                              <text:p text:style-name="P19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6">、提升</text:span> 意志力<text:span text:style-name="T16">、專注力</text:span>。</text:p>
                  <text:list>
                    <text:list-item>
                      <text:p text:style-name="P20">肉質層個體的 意志力、專注力 越強，精神層個體、超能力個體 的 影響 越低落。</text:p>
                    </text:list-item>
                    <text:list-item>
                      <text:p text:style-name="P20">思想、決策、行動 不要 變來變去、猶豫不決、三心二意。</text:p>
                      <text:list>
                        <text:list-item>
                          <text:p text:style-name="P20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20">經驗 →<text:span text:style-name="T19"> 改過 → 不重新犯錯。</text:span></text:p>
                </text:list-item>
                <text:list-item>
                  <text:p text:style-name="P21">跡象。</text:p>
                  <text:list>
                    <text:list-item>
                      <text:p text:style-name="P21">捕捉 跡象的 特徵。</text:p>
                      <text:list>
                        <text:list-item>
                          <text:p text:style-name="P22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16">認定 </text:span>精神層個體、超能力個體 不懷好意。</text:p>
                      <text:list>
                        <text:list-item>
                          <text:p text:style-name="P5">捕捉<text:span text:style-name="T16">到、發現到、偵測到 該</text:span>跡象<text:span text:style-name="T16">、該特徵 的時候</text:span>，制止<text:span text:style-name="T16">（接下的）</text:span>影響<text:span text:style-name="T16">、控制</text:span>。</text:p>
                        </text:list-item>
                      </text:list>
                    </text:list-item>
                    <text:list-item>
                      <text:p text:style-name="P23">捕捉 跡象的 特徵 →<text:span text:style-name="T21"> </text:span>觀察（接下的）影響、控制。</text:p>
                      <text:list>
                        <text:list-item>
                          <text:p text:style-name="P23">捕捉 跡象的跡象的 特徵 →<text:span text:style-name="T21"> </text:span>觀察（接下的）影響、控制。</text:p>
                        </text:list-item>
                        <text:list-item>
                          <text:p text:style-name="P23">捕捉 跡象的跡象的跡象的 特徵 →<text:span text:style-name="T21"> </text:span>觀察（接下的）影響、控制。</text:p>
                        </text:list-item>
                        <text:list-item>
                          <text:p text:style-name="P24">明顯例子，第一個個體 感受到 風。</text:p>
                          <text:list>
                            <text:list-item>
                              <text:p text:style-name="P24">第一個個體 觀察到 有風在吹。</text:p>
                            </text:list-item>
                            <text:list-item>
                              <text:p text:style-name="P23">第一個個體 觀察到 扇子的 運動 產生 風。</text:p>
                            </text:list-item>
                            <text:list-item>
                              <text:p text:style-name="P23">第一個個體 觀察到 第二個個體 在用扇子 上下擺動 搧風。</text:p>
                            </text:list-item>
                            <text:list-item>
                              <text:p text:style-name="P23">假定，第一個個體 認定，第二個個體 不懷好意。</text:p>
                              <text:list>
                                <text:list-item>
                                  <text:p text:style-name="P23">第一個個體 有機率 遠離、離開 第二個個體。</text:p>
                                </text:list-item>
                                <text:list-item>
                                  <text:p text:style-name="P23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24">跡象 <text:span text:style-name="T14">↔</text:span><text:span text:style-name="T22"> </text:span>風<text:span text:style-name="T22">。</text:span></text:p>
                              <text:list>
                                <text:list-item>
                                  <text:p text:style-name="P24">跡象的特徵 <text:span text:style-name="T14">↔</text:span><text:span text:style-name="T22"> 風的 存在、強弱、風向</text:span>。</text:p>
                                </text:list-item>
                                <text:list-item>
                                  <text:p text:style-name="P25">跡象的跡象 <text:span text:style-name="T14">↔</text:span><text:span text:style-name="T22"> </text:span>扇子的 運動 產生 風。</text:p>
                                </text:list-item>
                                <text:list-item>
                                  <text:p text:style-name="P26">跡象的跡象的 特徵 <text:span text:style-name="T14">↔</text:span><text:span text:style-name="T22"> 扇子的 大小、形狀、運動速度</text:span>。</text:p>
                                </text:list-item>
                                <text:list-item>
                                  <text:p text:style-name="P27">跡象的跡象的跡象 <text:span text:style-name="T14">↔</text:span><text:span text:style-name="T22"> 第二個個體的 手部運動 讓 扇子的 運動 產生 風</text:span>。</text:p>
                                </text:list-item>
                                <text:list-item>
                                  <text:p text:style-name="P26">跡象的跡象的跡象的 特徵 <text:span text:style-name="T14">↔</text:span><text:span text:style-name="T22"> 第二個個體的 手部運動的 速度</text:span>。</text:p>
                                  <text:list>
                                    <text:list-item>
                                      <text:p text:style-name="P28">風 <text:span text:style-name="T14">↔</text:span><text:span text:style-name="T22"> 想法、念頭</text:span>。</text:p>
                                    </text:list-item>
                                    <text:list-item>
                                      <text:p text:style-name="P27"><text:span text:style-name="T22">第二個個體</text:span> <text:span text:style-name="T14">↔</text:span><text:span text:style-name="T22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身體健康。</text:p>
                  <text:list>
                    <text:list-item>
                      <text:p text:style-name="P32">正常飲食。</text:p>
                      <text:list>
                        <text:list-item>
                          <text:p text:style-name="P32">規律飲食、營養均衡、攝取水分。</text:p>
                        </text:list-item>
                      </text:list>
                    </text:list-item>
                    <text:list-item>
                      <text:p text:style-name="P32">正常睡眠。</text:p>
                      <text:list>
                        <text:list-item>
                          <text:p text:style-name="P32">規律睡眠、睡眠時間適當、優化睡眠品質。</text:p>
                        </text:list-item>
                      </text:list>
                    </text:list-item>
                    <text:list-item>
                      <text:p text:style-name="P34">被陽光照射、身處在適當溫度和適當濕度和適當氛圍的適當環境當中。</text:p>
                      <text:list>
                        <text:list-item>
                          <text:p text:style-name="P34">氛圍 是（心理、心靈、意識、情緒、情感 的）氛圍。</text:p>
                        </text:list-item>
                        <text:list-item>
                          <text:p text:style-name="P34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9">正向思考。</text:p>
                  <text:list>
                    <text:list-item>
                      <text:p text:style-name="P31">正向思考、善良思想。</text:p>
                    </text:list-item>
                  </text:list>
                </text:list-item>
                <text:list-item>
                  <text:p text:style-name="P8">有目標。</text:p>
                  <text:list>
                    <text:list-item>
                      <text:p text:style-name="P27">有目標 →<text:span text:style-name="T23"> </text:span>達成目標、實現目標、<text:span text:style-name="T23">找到新的目標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29"><text:span text:style-name="T15">精神世界學</text:span> 是 <text:span text:style-name="T15">精神世界的 學門</text:span>。</text:p>
              <text:list>
                <text:list-item>
                  <text:p text:style-name="P29"><text:span text:style-name="T15">精神世界學</text:span> 是 <text:span text:style-name="T10">物質世界的個體 </text:span>記錄、好奇、探索 <text:span text:style-name="T15">精神世界，的 學門</text:span>。</text:p>
                </text:list-item>
                <text:list-item>
                  <text:p text:style-name="P6"><text:span text:style-name="T15">精神世界學</text:span> 是 記錄、好奇、探索<text:span text:style-name="T16">、思考、質疑、驗證、傳承</text:span> <text:span text:style-name="T15">精神世界的</text:span><text:span text:style-name="T17"> 投影世界觀 </text:span><text:span text:style-name="T15">學門</text:span>。</text:p>
                </text:list-item>
              </text:list>
            </text:list-item>
            <text:list-item>
              <text:p text:style-name="P29"><text:span text:style-name="T15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7"><text:span text:style-name="T15">精神世界學</text:span> <text:span text:style-name="T13">↔</text:span><text:span text:style-name="T12"> </text:span><text:span text:style-name="T10">物質世界</text:span><text:span text:style-name="T15">學</text:span>。</text:p>
                  <text:list>
                    <text:list-item>
                      <text:p text:style-name="P30"><text:span text:style-name="T15">精神世界的 </text:span>神學、哲學、數學、物理學 <text:span text:style-name="T13">↔</text:span><text:span text:style-name="T12"> </text:span><text:span text:style-name="T10">物質世界</text:span><text:span text:style-name="T15">的 </text:span>神學、哲學、數學、物理學。</text:p>
                    </text:list-item>
                    <text:list-item>
                      <text:p text:style-name="P30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3:21:45.482000000</dc:date>
    <meta:editing-duration>P16DT15H7M39S</meta:editing-duration>
    <meta:editing-cycles>15438</meta:editing-cycles>
    <meta:document-statistic meta:table-count="0" meta:image-count="0" meta:object-count="0" meta:page-count="1" meta:paragraph-count="107" meta:word-count="2619" meta:character-count="3080" meta:non-whitespace-character-count="2770"/>
  </office:meta>
</office:document-meta>
</file>